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1F6000003193FEBB60476B8712B.png" manifest:media-type="image/png"/>
  <manifest:file-entry manifest:full-path="Pictures/10000201000001F400000366C1CA3A1F96C99A06.png" manifest:media-type="image/png"/>
  <manifest:file-entry manifest:full-path="Pictures/10000201000000D800000180618D4A7E5CBCA772.png" manifest:media-type="image/png"/>
  <manifest:file-entry manifest:full-path="Pictures/10000201000000D8000001801E97ADC01AF00B6E.png" manifest:media-type="image/png"/>
  <manifest:file-entry manifest:full-path="Pictures/10000201000000D800000180A01379322AF44DD3.png" manifest:media-type="image/png"/>
  <manifest:file-entry manifest:full-path="Pictures/10000201000000D800000180E5446EDF176BB0FD.png" manifest:media-type="image/png"/>
  <manifest:file-entry manifest:full-path="Pictures/10000201000000D800000180C45BA80AAAD628CC.png" manifest:media-type="image/png"/>
  <manifest:file-entry manifest:full-path="Pictures/10000201000000D8000001800C271FF7E7D214D4.png" manifest:media-type="image/png"/>
  <manifest:file-entry manifest:full-path="Pictures/10000201000000D800000180D76A418F2927396E.png" manifest:media-type="image/png"/>
  <manifest:file-entry manifest:full-path="Pictures/10000201000000D800000180454611B771EEC981.png" manifest:media-type="image/png"/>
  <manifest:file-entry manifest:full-path="Pictures/10000201000000D8000001805AB4A5E8F5A932DB.png" manifest:media-type="image/png"/>
  <manifest:file-entry manifest:full-path="Pictures/10000201000000630000006C718E78B95BF18BA4.png" manifest:media-type="image/png"/>
  <manifest:file-entry manifest:full-path="Pictures/10000201000000D800000180585FBAA8C7DD2157.png" manifest:media-type="image/png"/>
  <manifest:file-entry manifest:full-path="Pictures/10000201000000D80000018019DBA22D8E643C3B.png" manifest:media-type="image/png"/>
  <manifest:file-entry manifest:full-path="Pictures/10000201000000D800000180AE55F298BDFEF6DB.png" manifest:media-type="image/png"/>
  <manifest:file-entry manifest:full-path="Pictures/10000201000000D8000001805B96483848CCEBCE.png" manifest:media-type="image/png"/>
  <manifest:file-entry manifest:full-path="Pictures/10000201000001440000023F1A783A45BA9293ED.png" manifest:media-type="image/png"/>
  <manifest:file-entry manifest:full-path="Pictures/10000201000000D800000180294D1DCDB4AF79FD.png" manifest:media-type="image/png"/>
  <manifest:file-entry manifest:full-path="Pictures/100002010000007A000000D82649F50C431E2A8B.png" manifest:media-type="image/png"/>
  <manifest:file-entry manifest:full-path="Pictures/10000201000001440000024027E0A7DD98C5488F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9.961cm" fo:min-width="19.922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0.037cm" fo:min-width="19.896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9.935cm" fo:min-width="19.896cm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outline1">
      <style:graphic-properties draw:stroke="none" svg:stroke-width="0cm" svg:stroke-color="#000000" draw:marker-start-width="0.203cm" draw:marker-end-width="0.203cm" draw:textarea-horizontal-align="left" draw:textarea-vertical-align="top" fo:min-height="8.884cm" fo:padding-top="0cm" fo:padding-bottom="0cm" fo:padding-left="0cm" fo:padding-right="0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Verdana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top="0.5cm" fo:margin-bottom="0cm" fo:text-align="start"/>
    </style:style>
    <style:style style:name="P6" style:family="paragraph">
      <style:paragraph-properties fo:text-align="center"/>
    </style:style>
    <style:style style:name="T1" style:family="text">
      <style:text-properties style:font-name="Verdana" fo:font-size="28pt" style:font-size-asian="28pt" style:font-size-complex="28pt"/>
    </style:style>
    <style:style style:name="T2" style:family="text">
      <style:text-properties style:font-name="Verdana" fo:font-size="36pt" style:font-size-asian="36pt" style:font-size-complex="36pt"/>
    </style:style>
    <style:style style:name="T3" style:family="text">
      <style:text-properties style:font-name="Verdana" fo:font-size="24pt" style:font-size-asian="24pt" style:font-size-complex="24pt"/>
    </style:style>
    <style:style style:name="T4" style:family="text">
      <style:text-properties style:font-name="Verdana"/>
    </style:style>
    <style:style style:name="T5" style:family="text">
      <style:text-properties style:font-name="Verdana" fo:font-size="32pt" style:font-size-asian="32pt" style:font-size-complex="32pt"/>
    </style:style>
    <style:style style:name="T6" style:family="text">
      <style:text-properties style:font-name="Verdana" fo:font-size="26pt" style:font-size-asian="26pt" style:font-size-complex="26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72b7cf" loext:opacity="100%" style:font-name="Verdana" fo:font-size="32pt" fo:background-color="#ffffff" style:font-size-asian="32pt" style:font-size-complex="32pt"/>
    </style:style>
    <style:style style:name="T9" style:family="text">
      <style:text-properties fo:color="#3465a4" loext:opacity="100%" style:font-name="Verdana" fo:font-size="32pt" style:font-size-asian="32pt" style:font-size-complex="32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2">Nested List</text:span></text:p>
            <text:p text:style-name="P1"><text:span text:style-name="T3"/></text:p>
            <text:p text:style-name="P1"><text:span text:style-name="T3">Nested horizontal list with dynamic content in vertical list items</text:span></text:p>
            <text:p text:style-name="P1"><text:span text:style-name="T4"/></text:p>
          </draw:text-box>
        </draw:frame>
        <draw:frame draw:style-name="gr1" draw:text-style-name="P3" draw:layer="layout" svg:width="5.613cm" svg:height="10.008cm" svg:x="18.524cm" svg:y="2.828cm">
          <draw:image xlink:href="Pictures/10000201000000D800000180C45BA80AAAD628CC.png" xlink:type="simple" xlink:show="embed" xlink:actuate="onLoad" draw:mime-type="image/png">
            <text:p/>
          </draw:image>
        </draw:frame>
        <draw:custom-shape draw:style-name="gr2" draw:text-style-name="P3" draw:layer="layout" svg:width="20.422cm" svg:height="10.211cm" svg:x="3.78cm" svg:y="2.74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2">Tab Buttons</text:span></text:p>
            <text:p text:style-name="P1"><text:span text:style-name="T3"/></text:p>
            <text:p text:style-name="P1"><text:span text:style-name="T3">Tab bar where each tab indicator is a toggle button</text:span></text:p>
            <text:p text:style-name="P1"><text:span text:style-name="T4"/></text:p>
          </draw:text-box>
        </draw:frame>
        <draw:custom-shape draw:style-name="gr2" draw:text-style-name="P3" draw:layer="layout" svg:width="20.422cm" svg:height="10.211cm" svg:x="3.78cm" svg:y="2.74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424cm" svg:y="2.828cm">
          <draw:image xlink:href="Pictures/10000201000000D8000001805AB4A5E8F5A932D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2">Stock Chart</text:span></text:p>
            <text:p text:style-name="P1"><text:span text:style-name="T3"/></text:p>
            <text:p text:style-name="P1"><text:span text:style-name="T3">Stock candlestick or line chart with technical indicators support</text:span></text:p>
            <text:p text:style-name="P1"><text:span text:style-name="T4"/></text:p>
          </draw:text-box>
        </draw:frame>
        <draw:custom-shape draw:style-name="gr5" draw:text-style-name="P3" draw:layer="layout" svg:width="20.396cm" svg:height="10.287cm" svg:x="3.88cm" svg:y="2.7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3" draw:text-style-name="P3" draw:layer="layout" svg:width="5.714cm" svg:height="10.159cm" svg:x="18.524cm" svg:y="2.828cm">
          <draw:image xlink:href="Pictures/10000201000000D800000180454611B771EEC98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Expansion/Collapse</text:span></text:p>
            <text:p text:style-name="P1"><text:span text:style-name="T3"/></text:p>
            <text:p text:style-name="P1"><text:span text:style-name="T3">Expansion/Collapse view using Flutter built-in widgets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1E97ADC01AF00B6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Charts Gallery</text:span></text:p>
            <text:p text:style-name="P1"><text:span text:style-name="T3"/></text:p>
            <text:p text:style-name="P1"><text:span text:style-name="T3">Show case the data visualization capability of the charts_flutter package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618D4A7E5CBCA77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">
        <draw:frame presentation:style-name="pr1" draw:text-style-name="P2" draw:layer="layout" svg:width="13.335cm" svg:height="8.62cm" svg:x="4.445cm" svg:y="3.645cm" presentation:class="outline" presentation:user-transformed="true">
          <draw:text-box>
            <text:p text:style-name="P1"><text:span text:style-name="T1"><text:s text:c="6"/></text:span><text:span text:style-name="T6">Flutter Widget Explorer</text:span></text:p>
            <text:p text:style-name="P1"><text:span text:style-name="T3"/></text:p>
            <text:p text:style-name="P1"><text:span text:style-name="T3">Learn, test and demo flutter widgets in one application</text:span></text:p>
            <text:p text:style-name="P1"><text:span text:style-name="T4"/></text:p>
          </draw:text-box>
        </draw:frame>
        <draw:custom-shape draw:style-name="gr2" draw:text-style-name="P3" draw:layer="layout" svg:width="20.422cm" svg:height="10.211cm" svg:x="3.78cm" svg:y="2.69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AE55F298BDFEF6D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Chart &amp; Data Table</text:span></text:p>
            <text:p text:style-name="P1"><text:span text:style-name="T3"/></text:p>
            <text:p text:style-name="P1"><text:span text:style-name="T3">Real world quarterly result data in combo chart and tabular format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624cm" svg:y="2.681cm">
          <draw:image xlink:href="Pictures/10000201000000D800000180585FBAA8C7DD215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Syntax View</text:span></text:p>
            <text:p text:style-name="P1"><text:span text:style-name="T3"/></text:p>
            <text:p text:style-name="P1"><text:span text:style-name="T3">View code, copy and paste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19DBA22D8E643C3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Animate Icons</text:span></text:p>
            <text:p text:style-name="P1"><text:span text:style-name="T3"/></text:p>
            <text:p text:style-name="P1"><text:span text:style-name="T3">Animate any two icons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664cm" svg:height="10.159cm" svg:x="18.567cm" svg:y="2.74cm">
          <draw:image xlink:href="Pictures/10000201000000D800000180A01379322AF44DD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URL Launcher</text:span></text:p>
            <text:p text:style-name="P1"><text:span text:style-name="T3"/></text:p>
            <text:p text:style-name="P1"><text:span text:style-name="T3">Launch a URL to browse website, make phone call, send Email or SMS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691cm">
          <draw:image xlink:href="Pictures/10000201000000D8000001800C271FF7E7D214D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Markdown View</text:span></text:p>
            <text:p text:style-name="P1"><text:span text:style-name="T3"/></text:p>
            <text:p text:style-name="P1"><text:span text:style-name="T3">Display Markdown file from Github repository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D76A418F2927396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Shimmer Effect</text:span></text:p>
            <text:p text:style-name="P1"><text:span text:style-name="T3"/></text:p>
            <text:p text:style-name="P1"><text:span text:style-name="T3">Better way to show loading status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E5446EDF176BB0F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About Dialog</text:span></text:p>
            <text:p text:style-name="P1"><text:span text:style-name="T3"/></text:p>
            <text:p text:style-name="P1"><text:span text:style-name="T3">About the application and licenses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5B96483848CCEBC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Source Code View</text:span></text:p>
            <text:p text:style-name="P1"><text:span text:style-name="T3"/></text:p>
            <text:p text:style-name="P1"><text:span text:style-name="T3">Share source code from your Github public repository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294D1DCDB4AF79F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7"/></text:span><text:span text:style-name="T5">Showcase View</text:span></text:p>
            <text:p text:style-name="P1"><text:span text:style-name="T3"/></text:p>
            <text:p text:style-name="P1"><text:span text:style-name="T3">Showcase your widget with read me, code and license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639cm" svg:height="10.211cm" svg:x="18.593cm" svg:y="2.693cm">
          <draw:image xlink:href="Pictures/10000201000001440000024027E0A7DD98C5488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7"/></text:span><text:span text:style-name="T5">Go Web!</text:span></text:p>
            <text:p text:style-name="P1"><text:span text:style-name="T3"/></text:p>
            <text:p text:style-name="P1"><text:span text:style-name="T3">The Flutter Widgets Explorer</text:span></text:p>
            <text:p text:style-name="P5"><text:span text:style-name="T7">Go Web @ </text:span><text:span text:style-name="T8">fluwix</text:span><text:span text:style-name="T9">.com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3" draw:text-style-name="P3" draw:layer="layout" svg:width="5.893cm" svg:height="10.236cm" svg:x="18.479cm" svg:y="2.675cm">
          <draw:image xlink:href="Pictures/10000201000001F400000366C1CA3A1F96C99A06.png" xlink:type="simple" xlink:show="embed" xlink:actuate="onLoad" draw:mime-type="image/png">
            <text:p/>
          </draw:image>
        </draw:frame>
        <draw:frame draw:style-name="gr3" draw:text-style-name="P3" draw:layer="layout" svg:width="1.076cm" svg:height="1.905cm" draw:transform="rotate (-0.802851455917392) translate (12.915cm 3.079cm)">
          <draw:image xlink:href="Pictures/100002010000007A000000D82649F50C431E2A8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7"/></text:span><text:span text:style-name="T5">Percent Indicator</text:span></text:p>
            <text:p text:style-name="P1"><text:span text:style-name="T3"/></text:p>
            <text:p text:style-name="P1"><text:span text:style-name="T3">Showcase Circular and Linear percent indicators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91cm" svg:height="10.185cm" svg:x="18.489cm" svg:y="2.692cm">
          <draw:image xlink:href="Pictures/10000201000001440000023F1A783A45BA9293E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7"/></text:span><text:span text:style-name="T5">Glassmorphism</text:span></text:p>
            <text:p text:style-name="P1"><text:span text:style-name="T3"/></text:p>
            <text:p text:style-name="P1"><text:span text:style-name="T3">Simplify the creation of Glassmorphic Container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7" draw:text-style-name="P6" draw:layer="layout" svg:width="6.452cm" svg:height="10.185cm" svg:x="17.91cm" svg:y="2.692cm">
          <draw:image xlink:href="Pictures/10000201000001F6000003193FEBB60476B8712B.png" xlink:type="simple" xlink:show="embed" xlink:actuate="onLoad" draw:mime-type="image/png">
            <text:p/>
          </draw:image>
        </draw:frame>
        <presentation:notes draw:style-name="dp1">
          <draw:page-thumbnail draw:style-name="gr4" draw:layer="layout" svg:width="18.624cm" svg:height="10.476cm" svg:x="1.482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1-15T17:28:39.659313351</meta:creation-date>
    <dc:date>2021-04-30T11:44:03.516156282</dc:date>
    <meta:editing-duration>PT1H23M26S</meta:editing-duration>
    <meta:editing-cycles>34</meta:editing-cycles>
    <meta:generator>LibreOffice/7.1.2.2$Linux_X86_64 LibreOffice_project/5751006d328844ba3fa6124ed263bbf122f0788a</meta:generator>
    <meta:document-statistic meta:object-count="130"/>
  </office:meta>
</office:document-meta>
</file>